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ableColumn3" style:family="table-column">
      <style:table-column-properties style:column-width="2.3958in" style:use-optimal-column-width="false"/>
    </style:style>
    <style:style style:name="TableColumn4" style:family="table-column">
      <style:table-column-properties style:column-width="4.2972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2.3958in" style:use-optimal-column-width="false"/>
    </style:style>
    <style:style style:name="TableColumn48" style:family="table-column">
      <style:table-column-properties style:column-width="4.2972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4" style:parent-style-name="Fuentedepárrafopredeter." style:family="text">
      <style:text-properties style:font-name="Lucida Console" fo:font-size="9pt" style:font-size-asian="9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P102" style:parent-style-name="TableContents" style:family="paragraph">
      <style:paragraph-properties fo:text-align="center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0" style:parent-style-name="Título1" style:family="paragraph">
      <style:paragraph-properties fo:break-before="page"/>
    </style:style>
    <style:style style:name="P151" style:parent-style-name="Standard" style:family="paragraph"/>
    <style:style style:name="P152" style:parent-style-name="Normal" style:family="paragraph">
      <style:paragraph-properties fo:break-before="page"/>
    </style:style>
    <style:style style:name="P153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h text:style-name="P1" text:outline-level="1">COMANDOS PARA MOVERSE</text:h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OMANDO</text:p>
          </table:table-cell>
          <table:table-cell table:style-name="TableCell8">
            <text:p text:style-name="P9">FUNCIÓN</text:p>
          </table:table-cell>
        </table:table-row>
        <table:table-row table:style-name="TableRow10">
          <table:table-cell table:style-name="TableCell11">
            <text:p text:style-name="P12">ls</text:p>
          </table:table-cell>
          <table:table-cell table:style-name="TableCell13">
            <text:p text:style-name="TableContents">Muestra los directorios que hay en la carpeta que estamos.</text:p>
          </table:table-cell>
        </table:table-row>
        <table:table-row table:style-name="TableRow14">
          <table:table-cell table:style-name="TableCell15">
            <text:p text:style-name="P16">mkdir</text:p>
          </table:table-cell>
          <table:table-cell table:style-name="TableCell17">
            <text:p text:style-name="TableContents">Crear directorio</text:p>
          </table:table-cell>
        </table:table-row>
        <table:table-row table:style-name="TableRow18">
          <table:table-cell table:style-name="TableCell19">
            <text:p text:style-name="P20">cd <text:s/>./”nombre”</text:p>
          </table:table-cell>
          <table:table-cell table:style-name="TableCell21">
            <text:p text:style-name="TableContents">Para moverse a la carpeta que queramos.</text:p>
          </table:table-cell>
        </table:table-row>
        <table:table-row table:style-name="TableRow22">
          <table:table-cell table:style-name="TableCell23">
            <text:p text:style-name="P24">cd <text:s/>..</text:p>
          </table:table-cell>
          <table:table-cell table:style-name="TableCell25">
            <text:p text:style-name="TableContents">Para volver al directorio anterior.</text:p>
          </table:table-cell>
        </table:table-row>
        <table:table-row table:style-name="TableRow26">
          <table:table-cell table:style-name="TableCell27">
            <text:p text:style-name="P28">pwd</text:p>
          </table:table-cell>
          <table:table-cell table:style-name="TableCell29">
            <text:p text:style-name="TableContents">Para saber en el directorio que estoy.</text:p>
          </table:table-cell>
        </table:table-row>
        <table:table-row table:style-name="TableRow30">
          <table:table-cell table:style-name="TableCell31">
            <text:p text:style-name="P32">rm -r</text:p>
          </table:table-cell>
          <table:table-cell table:style-name="TableCell33">
            <text:p text:style-name="TableContents">Borra recursiva mente la carpeta y lo que tiene dentro.</text:p>
          </table:table-cell>
        </table:table-row>
        <table:table-row table:style-name="TableRow34">
          <table:table-cell table:style-name="TableCell35">
            <text:p text:style-name="P36">cat "nombre documeto"</text:p>
          </table:table-cell>
          <table:table-cell table:style-name="TableCell37">
            <text:p text:style-name="TableContents">Muestra el contenido del documento por pantalla.</text:p>
          </table:table-cell>
        </table:table-row>
        <table:table-row table:style-name="TableRow38">
          <table:table-cell table:style-name="TableCell39">
            <text:p text:style-name="P40">Nano "nombre documeto"</text:p>
          </table:table-cell>
          <table:table-cell table:style-name="TableCell41">
            <text:p text:style-name="TableContents">Muestra un editor de texto para el documento “Guardar: ctrl + o” “Salir: ctrl + x”.</text:p>
          </table:table-cell>
        </table:table-row>
        <table:table-row table:style-name="TableRow42">
          <table:table-cell table:style-name="TableCell43">
            <text:p text:style-name="P44">Clear o "ctrl + l"</text:p>
          </table:table-cell>
          <table:table-cell table:style-name="TableCell45">
            <text:p text:style-name="TableContents">Limpia la terminal.</text:p>
          </table:table-cell>
        </table:table-row>
      </table:table>
      <text:p text:style-name="Textbody"/>
      <text:h text:style-name="Título1" text:outline-level="1">COMANDOS GIT</text:h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OMANDO</text:p>
          </table:table-cell>
          <table:table-cell table:style-name="TableCell52">
            <text:p text:style-name="P53">FUNCIÓN</text:p>
          </table:table-cell>
        </table:table-row>
        <table:table-row table:style-name="TableRow54">
          <table:table-cell table:style-name="TableCell55">
            <text:p text:style-name="P56">~/git_training</text:p>
          </table:table-cell>
          <table:table-cell table:style-name="TableCell57">
            <text:p text:style-name="TableContents">Carpeta donde se almacena todo el contenido de git.</text:p>
          </table:table-cell>
        </table:table-row>
        <table:table-row table:style-name="TableRow58">
          <table:table-cell table:style-name="TableCell59">
            <text:p text:style-name="P60">git clone &lt;url&gt; &lt;destinacion&gt;</text:p>
          </table:table-cell>
          <table:table-cell table:style-name="TableCell61">
            <text:p text:style-name="TableContents">Para clonar el repositorio de la url en la destinación que pongas.</text:p>
          </table:table-cell>
        </table:table-row>
        <table:table-row table:style-name="TableRow62">
          <table:table-cell table:style-name="TableCell63">
            <text:p text:style-name="P64">Git status</text:p>
          </table:table-cell>
          <table:table-cell table:style-name="TableCell65">
            <text:p text:style-name="TableContents">Muestra el estado actual del repositorio, si hay algo modificado sin subir...</text:p>
          </table:table-cell>
        </table:table-row>
        <table:table-row table:style-name="TableRow66">
          <table:table-cell table:style-name="TableCell67">
            <text:p text:style-name="P68">Git add &lt;ficheros/directorio&gt;</text:p>
          </table:table-cell>
          <table:table-cell table:style-name="TableCell69">
            <text:p text:style-name="TableContents">Sube los ficheros que le pongas al directorio</text:p>
          </table:table-cell>
        </table:table-row>
        <table:table-row table:style-name="TableRow70">
          <table:table-cell table:style-name="TableCell71">
            <text:p text:style-name="P72">Git commit -m “Mensaje”</text:p>
          </table:table-cell>
          <table:table-cell table:style-name="TableCell73">
            <text:p text:style-name="TableContents">Crea un commit con los cambios que hayas especificado dentro del “Mensaje” Ej:<text:span text:style-name="T74"><text:s/>git commit -m "add 3th line from bob.txt".</text:span></text:p>
          </table:table-cell>
        </table:table-row>
        <table:table-row table:style-name="TableRow75">
          <table:table-cell table:style-name="TableCell76">
            <text:p text:style-name="P77">Git <text:s text:c="2"/>restore &lt;fichero/directorio&gt;</text:p>
          </table:table-cell>
          <table:table-cell table:style-name="TableCell78">
            <text:p text:style-name="TableContents">Descarta los cambios hechos en los ficheros/directorios “Una vez hecho no se puede descartar”.</text:p>
          </table:table-cell>
        </table:table-row>
        <table:table-row table:style-name="TableRow79">
          <table:table-cell table:style-name="TableCell80">
            <text:p text:style-name="P81">Git lg</text:p>
          </table:table-cell>
          <table:table-cell table:style-name="TableCell82">
            <text:p text:style-name="TableContents">Para consultar los commits realizados.</text:p>
          </table:table-cell>
        </table:table-row>
        <table:table-row table:style-name="TableRow83">
          <table:table-cell table:style-name="TableCell84" table:number-columns-spanned="2">
            <text:p text:style-name="P85"><text:span text:style-name="T86">SINCRONIZACIÓN CON UN REPOSITORIO</text:span></text:p>
          </table:table-cell>
          <table:covered-table-cell/>
        </table:table-row>
        <table:table-row table:style-name="TableRow87">
          <table:table-cell table:style-name="TableCell88">
            <text:p text:style-name="P89">Git push</text:p>
          </table:table-cell>
          <table:table-cell table:style-name="TableCell90">
            <text:p text:style-name="TableContents">Publica y sincroniza los cambios realizados del Repositorio local al Repositorio remoto.</text:p>
          </table:table-cell>
        </table:table-row>
        <table:table-row table:style-name="TableRow91">
          <table:table-cell table:style-name="TableCell92">
            <text:p text:style-name="P93">Git pull</text:p>
          </table:table-cell>
          <table:table-cell table:style-name="TableCell94">
            <text:p text:style-name="TableContents">Publica y sincroniza los cambios realizados del Repositorio remoto al Repositorio local.</text:p>
          </table:table-cell>
        </table:table-row>
        <table:table-row table:style-name="TableRow95">
          <table:table-cell table:style-name="TableCell96">
            <text:p text:style-name="P97">Git fetch</text:p>
          </table:table-cell>
          <table:table-cell table:style-name="TableCell98">
            <text:p text:style-name="TableContents">Descarga los cambios realizados del Repositorio remoto al Repositorio local, pero no actualiza los ficheros.</text:p>
          </table:table-cell>
        </table:table-row>
        <table:table-row table:style-name="TableRow99">
          <table:table-cell table:style-name="TableCell100" table:number-columns-spanned="2">
            <text:p text:style-name="P101"/>
            <text:p text:style-name="P102"/>
            <text:soft-page-break/>
            <text:p text:style-name="P103">BRANQUES</text:p>
          </table:table-cell>
          <table:covered-table-cell/>
        </table:table-row>
        <text:soft-page-break/>
        <table:table-row table:style-name="TableRow104">
          <table:table-cell table:style-name="TableCell105">
            <text:p text:style-name="P106">Git branch</text:p>
          </table:table-cell>
          <table:table-cell table:style-name="TableCell107">
            <text:p text:style-name="TableContents">Muestra las brancas existentes</text:p>
          </table:table-cell>
        </table:table-row>
        <table:table-row table:style-name="TableRow108">
          <table:table-cell table:style-name="TableCell109">
            <text:p text:style-name="P110">Git branch <text:s/>“Nombre”</text:p>
          </table:table-cell>
          <table:table-cell table:style-name="TableCell111">
            <text:p text:style-name="TableContents">Crea una branca con el nombre especificado “Sin comillas”</text:p>
          </table:table-cell>
        </table:table-row>
        <table:table-row table:style-name="TableRow112">
          <table:table-cell table:style-name="TableCell113">
            <text:p text:style-name="P114">Git branch -d “Nombre”</text:p>
          </table:table-cell>
          <table:table-cell table:style-name="TableCell115">
            <text:p text:style-name="TableContents">Borra una branca con el nombre especificado “Sin comillas”</text:p>
          </table:table-cell>
        </table:table-row>
        <table:table-row table:style-name="TableRow116">
          <table:table-cell table:style-name="TableCell117">
            <text:p text:style-name="P118">Git checkout “ref”</text:p>
          </table:table-cell>
          <table:table-cell table:style-name="TableCell119">
            <text:p text:style-name="TableContents">Mueve el estado actual del repositorio a la referencia especificada “referencia= branca, etiqueta…”</text:p>
          </table:table-cell>
        </table:table-row>
        <table:table-row table:style-name="TableRow120">
          <table:table-cell table:style-name="TableCell121">
            <text:p text:style-name="P122">Git checkout -b “Nombre”</text:p>
          </table:table-cell>
          <table:table-cell table:style-name="TableCell123">
            <text:p text:style-name="TableContents">Crea una branca nueva con el nombre puesto y mueve el head a esta branca.</text:p>
          </table:table-cell>
        </table:table-row>
        <table:table-row table:style-name="TableRow124">
          <table:table-cell table:style-name="TableCell125" table:number-columns-spanned="2">
            <text:p text:style-name="P126">FUSIONAR BRANCAS</text:p>
          </table:table-cell>
          <table:covered-table-cell/>
        </table:table-row>
        <table:table-row table:style-name="TableRow127">
          <table:table-cell table:style-name="TableCell128">
            <text:p text:style-name="P129">Git <text:s/>merge “nombre branca”</text:p>
          </table:table-cell>
          <table:table-cell table:style-name="TableCell130">
            <text:p text:style-name="TableContents">Fusiona y incorpora los cambios de la branca especificada a la branca actual.</text:p>
          </table:table-cell>
        </table:table-row>
        <table:table-row table:style-name="TableRow131">
          <table:table-cell table:style-name="TableCell132" table:number-columns-spanned="2">
            <text:p text:style-name="P133">ETIQUETAS</text:p>
          </table:table-cell>
          <table:covered-table-cell/>
        </table:table-row>
        <table:table-row table:style-name="TableRow134">
          <table:table-cell table:style-name="TableCell135">
            <text:p text:style-name="P136">Git tag</text:p>
          </table:table-cell>
          <table:table-cell table:style-name="TableCell137">
            <text:p text:style-name="TableContents">Muestra las etiquetas existentes en el repositorio.</text:p>
          </table:table-cell>
        </table:table-row>
        <table:table-row table:style-name="TableRow138">
          <table:table-cell table:style-name="TableCell139">
            <text:p text:style-name="P140">Git tag “nombre”</text:p>
          </table:table-cell>
          <table:table-cell table:style-name="TableCell141">
            <text:p text:style-name="TableContents">Crea una etiqueta ligera con el nombre especificado.</text:p>
          </table:table-cell>
        </table:table-row>
        <table:table-row table:style-name="TableRow142">
          <table:table-cell table:style-name="TableCell143">
            <text:p text:style-name="P144">Git tag -a “nombre”</text:p>
          </table:table-cell>
          <table:table-cell table:style-name="TableCell145">
            <text:p text:style-name="TableContents">Crea una etiqueta anotada nueva con el nombre especificado.</text:p>
            <text:p text:style-name="TableContents"/>
            <text:p text:style-name="TableContents">Opción: -m Para especificar un mensaje de una manera rápida.</text:p>
          </table:table-cell>
        </table:table-row>
        <table:table-row table:style-name="TableRow146">
          <table:table-cell table:style-name="TableCell147">
            <text:p text:style-name="P148">Git tag -d “nombre”</text:p>
          </table:table-cell>
          <table:table-cell table:style-name="TableCell149">
            <text:p text:style-name="TableContents">Elimina la etiqueta con el nombre especificado.</text:p>
          </table:table-cell>
        </table:table-row>
      </table:table>
      <text:p text:style-name="Standard"><text:line-break/></text:p>
      <text:soft-page-break/>
      <text:h text:style-name="P150" text:outline-level="1">PREGUNTAR</text:h>
      <text:p text:style-name="Standard"/>
      <text:p text:style-name="Standard"/>
      <text:list text:style-name="LFO1" text:continue-numbering="true">
        <text:list-item>
          <text:p text:style-name="P151">Git diff = Para que sirve y como se utiliza</text:p>
        </text:list-item>
      </text:list>
      <text:p text:style-name="Standard"/>
      <text:p text:style-name="Standard">Git config --global core.editor notepad</text:p>
      <text:p text:style-name="Standard"/>
      <text:p text:style-name="Standard">Git push –set-upstream origin test_branch</text:p>
      <text:p text:style-name="Standard"/>
      <text:p text:style-name="Standard"/>
      <text:p text:style-name="P152"/>
      <text:p text:style-name="Normal"/>
      <text:p text:style-name="Standard">CLASE <text:s/>HAver si me entero</text:p>
      <text:p text:style-name="Standard"/>
      <text:p text:style-name="Standard">Mkdir gir_rebase</text:p>
      <text:p text:style-name="Standard">Cd git_ribase</text:p>
      <text:p text:style-name="Standard">Git Branch -m main</text:p>
      <text:p text:style-name="Standard">Ls</text:p>
      <text:p text:style-name="Standard">Vi Readme.md<text:s/></text:p>
      <text:p text:style-name="Standard"><text:tab/>Vi rebase</text:p>
      <text:p text:style-name="Standard">Git lg</text:p>
      <text:p text:style-name="Standard">Git status</text:p>
      <text:p text:style-name="Standard">Git add Readmee.md</text:p>
      <text:p text:style-name="Standard">Git commit -m “Added Readme”</text:p>
      <text:p text:style-name="Standard">Ls</text:p>
      <text:p text:style-name="Standard">Log</text:p>
      <text:p text:style-name="Standard"/>
      <text:p text:style-name="Standard"/>
      <text:p text:style-name="Standard">Git Branch b1</text:p>
      <text:p text:style-name="Standard">Git Branch b2</text:p>
      <text:p text:style-name="Standard">Git Branch b3</text:p>
      <text:p text:style-name="Standard"/>
      <text:p text:style-name="Standard">Git checkout B1</text:p>
      <text:p text:style-name="Standard">Vi readme.md</text:p>
      <text:p text:style-name="Standard"><text:tab/>Cabis en bi</text:p>
      <text:p text:style-name="Standard">Git add</text:p>
      <text:p text:style-name="Standard">Cit commit -m “Combis en B1”</text:p>
      <text:p text:style-name="Standard"/>
      <text:p text:style-name="Standard">Git checkout B2</text:p>
      <text:p text:style-name="Standard">Vi readme.md</text:p>
      <text:p text:style-name="Standard"><text:tab/>Cabis en bi</text:p>
      <text:p text:style-name="Standard">Git add</text:p>
      <text:p text:style-name="Standard">Cit commit -m “Combis en B2”</text:p>
      <text:p text:style-name="Standard"/>
      <text:p text:style-name="Standard">Git checkout B3</text:p>
      <text:p text:style-name="Standard">Vi readme.md</text:p>
      <text:p text:style-name="Standard"><text:tab/>Cabis en bi</text:p>
      <text:p text:style-name="Standard">Git add</text:p>
      <text:p text:style-name="Standard">Cit commit -m “Combis en B3”</text:p>
      <text:p text:style-name="Standard"/>
      <text:p text:style-name="Standard">Git lg</text:p>
      <text:p text:style-name="Standard">Git lga</text:p>
      <text:p text:style-name="Standard"/>
      <text:p text:style-name="Standard">Git checkaut meis</text:p>
      <text:p text:style-name="Standard">Git merge b1</text:p>
      <text:p text:style-name="Standard">Fast forward</text:p>
      <text:p text:style-name="Standard"/>
      <text:p text:style-name="Standard"/>
      <text:p text:style-name="Standard">QUE B2 enfoque a B1</text:p>
      <text:p text:style-name="Standard"/>
      <text:p text:style-name="Standard">Git checkaut B2</text:p>
      <text:p text:style-name="Standard">Git rebase main</text:p>
      <text:soft-page-break/>
      <text:p text:style-name="Standard">Vi readme.ed “lo borra ”</text:p>
      <text:p text:style-name="Standard">Git status</text:p>
      <text:p text:style-name="Standard">Git add readme.md</text:p>
      <text:p text:style-name="Standard">Git status</text:p>
      <text:p text:style-name="Standard">Git rebase –continue</text:p>
      <text:p text:style-name="Standard">Git lga</text:p>
      <text:p text:style-name="Standard"/>
      <text:p text:style-name="Standard">Git chekout main</text:p>
      <text:p text:style-name="Standard">Git merge b2</text:p>
      <text:p text:style-name="Standard">Git lga</text:p>
      <text:p text:style-name="Standard"/>
      <text:p text:style-name="Standard">Git checkout b3</text:p>
      <text:p text:style-name="Standard">Git rebase main</text:p>
      <text:p text:style-name="Standard">Vi readname<text:s/></text:p>
      <text:p text:style-name="Standard">Git status</text:p>
      <text:p text:style-name="Standard">Git rebsae –continue</text:p>
      <text:p text:style-name="Standard">Git lga</text:p>
      <text:p text:style-name="Standard">Git chekout main</text:p>
      <text:p text:style-name="Standard">Git merge b3<text:s/></text:p>
      <text:p text:style-name="Standard">Bgit lg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it init</text:p>
      <text:p text:style-name="P153"/>
      <text:soft-page-break/>
      <text:p text:style-name="Standard">Subir directorios de local a remoto</text:p>
      <text:p text:style-name="Standard"/>
      <text:p text:style-name="Standard">-perfil de git -&gt; <text:s/>crear repositorio -&gt; creamos el repositorio -&gt; ponemos el comando que pone git remote add origen y la url que pone acontinuación lo ponemos en el bash -&gt; ya podemos hacer un push-&gt; nos da error -&gt; ponemos le comando que nos muestra -&gt; y ya se sub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LERO POLICARPO, RUBÉN</dc:creator>
    <meta:creation-date>2023-10-17T18:24:00Z</meta:creation-date>
    <dc:date>2023-10-19T11:47:00Z</dc:date>
    <meta:template xlink:href="Normal.dotm" xlink:type="simple"/>
    <meta:editing-cycles>10</meta:editing-cycles>
    <meta:editing-duration>PT8280S</meta:editing-duration>
    <meta:document-statistic meta:page-count="6" meta:paragraph-count="7" meta:word-count="588" meta:character-count="3815" meta:row-count="26" meta:non-whitespace-character-count="3234"/>
  </office:meta>
</office:document-meta>
</file>